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and it's good to see you all again. <text:s/>My name is Brian Holt and the faculty have elected me their Senate President. <text:s/>For that, I'm appreciative of their support. <text:s/>Though I have to admit I occasionally wonder what I've gotten myself into. <text:s/>This is because I've come to consider myself to be first and foremost an educator. <text:s text:c="2"/></text:p>
      <text:p text:style-name="Standard"/>
      <text:p text:style-name="Standard">Not an economic facilitator, not a job creator. <text:s text:c="3"/>Sure, as a consequence of my profession my students are more likely to become employed, but that employment is an indirect consequence of my teaching—it's not my focus. <text:s/></text:p>
      <text:p text:style-name="Standard"/>
      <text:p text:style-name="Standard">I don't teach because my students will get a job. I educate because I make them better people. <text:s/>Better humans. Better friends, parents, and spouses. <text:s/>I develop better pet owners, better patients, better thinkers and better “emoters.” <text:s/>I educate them to be better communicators and listeners, better analysts and better synthesists. </text:p>
      <text:p text:style-name="Standard"/>
      <text:p text:style-name="Standard">In other words, I educate them to be better citizens. </text:p>
      <text:p text:style-name="Standard"/>
      <text:p text:style-name="Standard">But our ability to educate has been undermined by this recession. <text:s/>And during these angst ridden times, it is all to easy to despair, to feel increasingly powerless and anxious over our situation. </text:p>
      <text:p text:style-name="Standard"/>
      <text:p text:style-name="Standard">My recommendation is for you to remember where you power lies. <text:s/>Remember that you have both individual as well as collective power. <text:s/></text:p>
      <text:p text:style-name="Standard"/>
      <text:p text:style-name="Standard">Protect that which makes you the excellent educators that you are. <text:s text:c="2"/></text:p>
      <text:p text:style-name="Standard"/>
      <text:p text:style-name="Standard">For some, that will mean saying NO to increasing your class caps. <text:s/>Other faculty may make an effort to be in bed and asleep by 10.</text:p>
      <text:p text:style-name="Standard"/>
      <text:p text:style-name="Standard">To others, it will be reducing your committees from 5 to 4. Still different faculty may want to join committees, such as the faculty senate, as a way to increase collective power of educators not just at this college but in our district. After all, negotiations are approaching fast, and the collective wisdom of our faculty for negotiations will be necessary.</text:p>
      <text:p text:style-name="Standard"/>
      <text:p text:style-name="Standard">To end, my point to you all is “be good to yourself.” <text:s/>Know and respect your limits, and should those limits become threatened, let one another know. <text:s/>Discuss your situation with your friends, and even your senators, find out if you are being pressed to do more than what you are responsible for, and maybe deflect that angst back onto the shoulders of where it belongs. </text:p>
      <text:p text:style-name="Standard"/>
      <text:p text:style-name="Standard">Thank you, aga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t</meta:initial-creator>
    <meta:creation-date>2011-09-21T23:09:31.62</meta:creation-date>
    <meta:document-statistic meta:table-count="0" meta:image-count="0" meta:object-count="0" meta:page-count="1" meta:paragraph-count="11" meta:word-count="379" meta:character-count="2214"/>
    <dc:date>2011-09-22T00:05:22.84</dc:date>
    <dc:creator>Brian Holt</dc:creator>
    <meta:editing-duration>PT6M26S</meta:editing-duration>
    <meta:editing-cycles>1</meta:editing-cycles>
    <meta:generator>OpenOffice.org/3.3$Win32 OpenOffice.org_project/330m20$Build-9567</meta:generator>
  </office:meta>
</office:document-meta>
</file>